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tandard">
      <style:text-properties officeooo:rsid="00165e6b" officeooo:paragraph-rsid="00165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la compilacion del proyecto se uso Cmake, donde se genera alguno scripts(Cmakelist.txt), donse cargan los diferenteews fuentes(lenguaje c++) .cpp que generan los respectivos archivos binario(lenguaje de maquina) .o, como ademas las librerias.</text:p>
      <text:p text:style-name="P1">Los siguientes archivos fuentes generan los diferentes binarios:</text:p>
      <text:p text:style-name="P1"/>
      <text:p text:style-name="P1">Api.cpp <text:s text:c="9"/>→Api.o</text:p>
      <text:p text:style-name="P1">Serie.cpp <text:s text:c="7"/>→Serie.o</text:p>
      <text:p text:style-name="P1">Protocolo.cpp → Protocol.o</text:p>
      <text:p text:style-name="P1"/>
      <text:p text:style-name="P1">Estos se linkean(enlazan) con los fuentes de Libsmp2, que generan la biblioteca compartida Libsegundo.so, a traves del comando cmake .. ubicado en una carpeta llamada Build, utilizando comando mak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10:18:23.132120114</meta:creation-date>
    <dc:date>2024-04-23T10:26:50.966399850</dc:date>
    <meta:editing-duration>PT8M28S</meta:editing-duration>
    <meta:editing-cycles>1</meta:editing-cycles>
    <meta:document-statistic meta:table-count="0" meta:image-count="0" meta:object-count="0" meta:page-count="1" meta:paragraph-count="6" meta:word-count="77" meta:character-count="583" meta:non-whitespace-character-count="496"/>
    <meta:generator>LibreOffice/6.4.7.2$Linux_X86_64 LibreOffice_project/40$Build-2</meta:generator>
  </office:meta>
</office:document-meta>
</file>